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cm" svg:height="1.7cm" svg:x="8.7cm" svg:y="1.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8.1cm" svg:height="2cm" svg:x="7.2cm" svg:y="4.6cm">
          <text:p text:style-name="P1">Guess_number <text:tab/>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5cm" svg:y1="5.5cm" svg:x2="12.8cm" svg:y2="5.6cm">
          <text:p/>
        </draw:line>
        <draw:connector draw:style-name="gr2" draw:text-style-name="P1" draw:layer="layout" draw:type="lines" svg:x1="10.25cm" svg:y1="3.1cm" svg:x2="11.25cm" svg:y2="4.6cm" draw:start-shape="id1" draw:start-glue-point="6" draw:end-shape="id2" draw:end-glue-point="4" svg:d="M10250 3100v502l1000 497v501" svg:viewBox="0 0 1001 1501">
          <text:p/>
        </draw:connector>
        <draw:custom-shape draw:style-name="gr1" draw:text-style-name="P1" xml:id="id6" draw:id="id6" draw:layer="layout" svg:width="2.6cm" svg:height="2.3cm" svg:x="9.662cm" svg:y="9.337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4" draw:id="id14" draw:layer="layout" svg:width="13.9cm" svg:height="1.6cm" svg:x="6cm" svg:y="7.1cm">
          <text:p text:style-name="P1">random_number<text:tab/><text:tab/>Random generated numb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5cm" svg:y1="7.8cm" svg:x2="10.8cm" svg:y2="7.8cm">
          <text:p/>
        </draw:line>
        <draw:custom-shape draw:style-name="gr1" draw:text-style-name="P1" xml:id="id3" draw:id="id3" draw:layer="layout" svg:width="3.2cm" svg:height="2.7cm" svg:x="9.7cm" svg:y="17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7.6cm" svg:height="1.5cm" svg:x="8.8cm" svg:y="11.8cm">
          <text:p text:style-name="P2"><text:span text:style-name="T1">Guess_number</text:span><text:span text:style-name="T1"><text:tab/></text:span><text:span text:style-name="T1"> Guess_number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6cm" svg:y1="12.6cm" svg:x2="11.8cm" svg:y2="12.6cm">
          <text:p/>
        </draw:line>
        <draw:custom-shape draw:style-name="gr1" draw:text-style-name="P1" xml:id="id13" draw:id="id13" draw:layer="layout" svg:width="6.6cm" svg:height="1.4cm" svg:x="9cm" svg:y="14.1cm">
          <text:p text:style-name="P1">GET input_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4.7cm" svg:height="1.9cm" svg:x="14.2cm" svg:y="26.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" draw:id="id4" draw:layer="layout" svg:width="5.8cm" svg:height="1.8cm" svg:x="15.1cm" svg:y="22.8cm">
          <text:p text:style-name="P2"><text:span text:style-name="T1">OUTPUT “You guessed</text:span></text:p>
          <text:p text:style-name="P2"><text:span text:style-name="T1">the correct number in … guesses“</text:span></text:p>
          <text:p text:style-name="P2"><text:span text:style-name="T1">Guess_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2.9cm" svg:y1="18.35cm" svg:x2="18.58cm" svg:y2="22.8cm" draw:start-shape="id3" draw:start-glue-point="7" draw:end-shape="id4" draw:end-glue-point="4" svg:d="M12900 18350h5680v4450" svg:viewBox="0 0 5681 4451">
          <text:p/>
        </draw:connector>
        <draw:connector draw:style-name="gr2" draw:text-style-name="P1" draw:layer="layout" svg:x1="18cm" svg:y1="24.6cm" svg:x2="16.55cm" svg:y2="26.8cm" draw:start-shape="id4" draw:start-glue-point="8" draw:end-shape="id5" draw:end-glue-point="4" svg:d="M18000 24600v1101h-1450v1099" svg:viewBox="0 0 1451 2201">
          <text:p/>
        </draw:connector>
        <draw:custom-shape draw:style-name="gr1" draw:text-style-name="P1" xml:id="id8" draw:id="id8" draw:layer="layout" svg:width="3.1cm" svg:height="2.7cm" svg:x="10cm" svg:y="20.9cm">
          <text:p text:style-name="P1">2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" draw:id="id10" draw:layer="layout" svg:width="3.5cm" svg:height="2.7cm" svg:x="9cm" svg:y="24.8cm">
          <text:p text:style-name="P1">3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9" draw:id="id9" draw:layer="layout" svg:width="4.2cm" svg:height="1.6cm" svg:x="1.9cm" svg:y="19.8cm">
          <text:p text:style-name="P2"><text:span text:style-name="T1">OUTPUT “This is not within</text:span></text:p>
          <text:p text:style-name="P2"><text:span text:style-name="T1">the required rang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2.262cm" svg:y1="10.487cm" svg:x2="12.6cm" svg:y2="11.8cm" draw:start-shape="id6" draw:start-glue-point="10" draw:end-shape="id7" draw:end-glue-point="4" svg:d="M12262 10487h338v1313" svg:viewBox="0 0 339 1314">
          <text:p/>
        </draw:connector>
        <draw:connector draw:style-name="gr2" draw:text-style-name="P1" draw:layer="layout" svg:x1="10cm" svg:y1="22.25cm" svg:x2="5.673cm" svg:y2="20.6cm" draw:start-shape="id8" draw:start-glue-point="5" draw:end-shape="id9" draw:end-glue-point="9" svg:d="M10000 22250h-1841v-1650h-2486" svg:viewBox="0 0 4328 1651">
          <text:p/>
        </draw:connector>
        <draw:custom-shape draw:style-name="gr1" draw:text-style-name="P2" xml:id="id12" draw:id="id12" draw:layer="layout" svg:width="5.8cm" svg:height="1.9cm" svg:x="2.9cm" svg:y="25cm">
          <text:p text:style-name="P2"><text:span text:style-name="T1">OUTPUT “This value is</text:span></text:p>
          <text:p text:style-name="P2"><text:span text:style-name="T1">higher than the actual num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1" draw:id="id11" draw:layer="layout" svg:width="6.3cm" svg:height="1.7cm" svg:x="5cm" svg:y="27.9cm">
          <text:p text:style-name="P2"><text:span text:style-name="T1">OUTPUT “This value is</text:span></text:p>
          <text:p text:style-name="P2"><text:span text:style-name="T1">lower than the actual num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75cm" svg:y1="27.5cm" svg:x2="8.15cm" svg:y2="27.9cm" draw:start-shape="id10" draw:start-glue-point="6" draw:end-shape="id11" draw:end-glue-point="5" svg:d="M10750 27500v201h-2600v199" svg:viewBox="0 0 2601 401">
          <text:p/>
        </draw:connector>
        <draw:connector draw:style-name="gr2" draw:text-style-name="P1" draw:layer="layout" draw:line-skew="-0.799cm" svg:x1="3.48cm" svg:y1="25.95cm" svg:x2="9.662cm" svg:y2="10.487cm" draw:start-shape="id12" draw:start-glue-point="6" draw:end-shape="id6" draw:end-glue-point="6" svg:d="M3480 25950h-1880v-15463h8062" svg:viewBox="0 0 8063 15464">
          <text:p/>
        </draw:connector>
        <draw:connector draw:style-name="gr2" draw:text-style-name="P1" draw:layer="layout" draw:line-skew="-3.499cm" svg:x1="5.63cm" svg:y1="28.75cm" svg:x2="9.662cm" svg:y2="10.487cm" draw:start-shape="id11" draw:start-glue-point="6" draw:end-shape="id6" draw:end-glue-point="6" svg:d="M5630 28750h-4630v-18263h8662" svg:viewBox="0 0 8663 18264">
          <text:p/>
        </draw:connector>
        <draw:frame draw:style-name="gr3" draw:text-style-name="P3" draw:layer="layout" svg:width="8.444cm" svg:height="0.806cm" svg:x="0.7cm" svg:y="1cm">
          <draw:text-box>
            <text:p text:style-name="P3"><text:span text:style-name="T2">1. input number == random_number</text:span></text:p>
          </draw:text-box>
        </draw:frame>
        <draw:frame draw:style-name="gr3" draw:text-style-name="P3" draw:layer="layout" svg:width="6.463cm" svg:height="0.806cm" svg:x="0.7cm" svg:y="2cm">
          <draw:text-box>
            <text:p text:style-name="P3"><text:span text:style-name="T2">2. 0 &lt; input_number &lt; 101 </text:span></text:p>
          </draw:text-box>
        </draw:frame>
        <draw:connector draw:style-name="gr2" draw:text-style-name="P1" draw:layer="layout" draw:type="line" svg:x1="11.628cm" svg:y1="15.5cm" svg:x2="11.3cm" svg:y2="17cm" draw:start-shape="id13" draw:start-glue-point="7" draw:end-shape="id3" draw:end-glue-point="4" svg:d="M11628 15500l-328 1500" svg:viewBox="0 0 329 1501">
          <text:p/>
        </draw:connector>
        <draw:connector draw:style-name="gr2" draw:text-style-name="P1" draw:layer="layout" draw:type="line" svg:x1="12.6cm" svg:y1="13.3cm" svg:x2="12.3cm" svg:y2="14.1cm" draw:start-shape="id7" draw:start-glue-point="6" draw:end-shape="id13" draw:end-glue-point="0" svg:d="M12600 13300l-300 800" svg:viewBox="0 0 301 801">
          <text:p/>
        </draw:connector>
        <draw:connector draw:style-name="gr2" draw:text-style-name="P1" draw:layer="layout" draw:type="line" svg:x1="11.3cm" svg:y1="19.7cm" svg:x2="11.55cm" svg:y2="20.9cm" draw:start-shape="id3" draw:start-glue-point="6" draw:end-shape="id8" draw:end-glue-point="4" svg:d="M11300 19700l250 1200" svg:viewBox="0 0 251 1201">
          <text:p/>
        </draw:connector>
        <draw:connector draw:style-name="gr2" draw:text-style-name="P1" draw:layer="layout" draw:type="line" svg:x1="11.55cm" svg:y1="23.6cm" svg:x2="10.75cm" svg:y2="24.8cm" draw:start-shape="id8" draw:start-glue-point="6" draw:end-shape="id10" svg:d="M11550 23600l-800 1200" svg:viewBox="0 0 801 1201">
          <text:p/>
        </draw:connector>
        <draw:connector draw:style-name="gr2" draw:text-style-name="P1" draw:layer="layout" draw:type="line" svg:x1="9cm" svg:y1="26.15cm" svg:x2="8.11cm" svg:y2="25.95cm" draw:start-shape="id10" draw:start-glue-point="5" draw:end-shape="id12" draw:end-glue-point="9" svg:d="M9000 26150l-890-200" svg:viewBox="0 0 891 201">
          <text:p/>
        </draw:connector>
        <draw:connector draw:style-name="gr2" draw:text-style-name="P1" draw:layer="layout" draw:type="line" svg:x1="11.25cm" svg:y1="6.6cm" svg:x2="12.95cm" svg:y2="7.1cm" draw:start-shape="id2" draw:start-glue-point="6" draw:end-shape="id14" draw:end-glue-point="4" svg:d="M11250 6600l1700 500" svg:viewBox="0 0 1701 501">
          <text:p/>
        </draw:connector>
        <draw:connector draw:style-name="gr2" draw:text-style-name="P1" draw:layer="layout" draw:type="line" svg:x1="12.95cm" svg:y1="8.7cm" svg:x2="10.962cm" svg:y2="9.337cm" draw:start-shape="id14" draw:start-glue-point="6" draw:end-shape="id6" draw:end-glue-point="4" svg:d="M12950 8700l-1988 637" svg:viewBox="0 0 1989 638">
          <text:p/>
        </draw:connector>
        <draw:frame draw:style-name="gr3" draw:text-style-name="P3" draw:layer="layout" svg:width="8.431cm" svg:height="0.806cm" svg:x="0.737cm" svg:y="3cm">
          <draw:text-box>
            <text:p text:style-name="P3"><text:span text:style-name="T2">3. <text:s/>input_number &gt; random_number</text:span></text:p>
          </draw:text-box>
        </draw:frame>
        <draw:frame draw:style-name="gr3" draw:layer="layout" svg:width="0.891cm" svg:height="0.962cm" svg:x="13.5cm" svg:y="17.6cm">
          <draw:text-box>
            <text:p>T</text:p>
          </draw:text-box>
        </draw:frame>
        <draw:frame draw:style-name="gr3" draw:layer="layout" svg:width="0.891cm" svg:height="0.962cm" svg:x="12cm" svg:y="19.7cm">
          <draw:text-box>
            <text:p>F</text:p>
          </draw:text-box>
        </draw:frame>
        <draw:frame draw:style-name="gr3" draw:layer="layout" svg:width="0.891cm" svg:height="0.962cm" svg:x="9.1cm" svg:y="21.5cm">
          <draw:text-box>
            <text:p>F</text:p>
          </draw:text-box>
        </draw:frame>
        <draw:frame draw:style-name="gr3" draw:layer="layout" svg:width="0.891cm" svg:height="0.962cm" svg:x="11.509cm" svg:y="23.438cm">
          <draw:text-box>
            <text:p>T</text:p>
          </draw:text-box>
        </draw:frame>
        <draw:frame draw:style-name="gr3" draw:layer="layout" svg:width="0.891cm" svg:height="0.962cm" svg:x="8.609cm" svg:y="25.038cm">
          <draw:text-box>
            <text:p>T</text:p>
          </draw:text-box>
        </draw:frame>
        <draw:frame draw:style-name="gr4" draw:layer="layout" svg:width="0.891cm" svg:height="1.062cm" svg:x="11.1cm" svg:y="27.1cm">
          <draw:text-box>
            <text:p>F</text:p>
          </draw:text-box>
        </draw:frame>
        <draw:custom-shape draw:style-name="gr1" draw:text-style-name="P2" xml:id="id15" draw:id="id15" draw:layer="layout" svg:width="7.1cm" svg:height="2cm" svg:x="2cm" svg:y="16.2cm">
          <text:p text:style-name="P2"><text:span text:style-name="T1">Guess_number</text:span><text:span text:style-name="T1"><text:tab/></text:span><text:span text:style-name="T1">Guess_number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8cm" svg:y1="17.1cm" svg:x2="4.8cm" svg:y2="17.2cm">
          <text:p/>
        </draw:line>
        <draw:connector draw:style-name="gr2" draw:text-style-name="P1" draw:layer="layout" draw:type="line" svg:x1="4cm" svg:y1="19.8cm" svg:x2="5.55cm" svg:y2="18.2cm" draw:start-shape="id9" draw:start-glue-point="5" draw:end-shape="id15" draw:end-glue-point="6" svg:d="M4000 19800l1550-1600" svg:viewBox="0 0 1551 1601">
          <text:p/>
        </draw:connector>
        <draw:connector draw:style-name="gr2" draw:text-style-name="P1" draw:layer="layout" svg:x1="5.55cm" svg:y1="16.2cm" svg:x2="9.662cm" svg:y2="10.487cm" draw:start-shape="id15" draw:start-glue-point="4" draw:end-shape="id6" draw:end-glue-point="6" svg:d="M5550 16200v-5713h4112" svg:viewBox="0 0 4113 57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1:05:24.538000000</meta:creation-date>
    <dc:date>2014-11-10T12:18:01.979000000</dc:date>
    <meta:editing-duration>PT57M15S</meta:editing-duration>
    <meta:editing-cycles>5</meta:editing-cycles>
    <meta:generator>LibreOffice/4.2.5.2$Windows_x86 LibreOffice_project/61cb170a04bb1f12e77c884eab9192be736ec5f5</meta:generator>
    <meta:document-statistic meta:object-count="45"/>
  </office:meta>
</office:document-meta>
</file>